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Bedrooms 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65000" calcext:value-type="float">
            <text:p>5650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10000" calcext:value-type="float">
            <text:p>6100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95000" calcext:value-type="float">
            <text:p>595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60000" calcext:value-type="float">
            <text:p>7600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10000" calcext:value-type="float">
            <text:p>8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3:09:55.427353435</meta:creation-date>
    <dc:date>2025-02-07T13:13:00.589735332</dc:date>
    <meta:editing-duration>PT3M5S</meta:editing-duration>
    <meta:editing-cycles>1</meta:editing-cycles>
    <meta:document-statistic meta:table-count="1" meta:cell-count="27" meta:object-count="0"/>
    <meta:generator>LibreOffice/7.3.7.2$Linux_X86_64 LibreOffice_project/30$Build-2</meta:generator>
  </office:meta>
</office:document-meta>
</file>